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900000041A03A2E26370973B75.png" manifest:media-type="image/png"/>
  <manifest:file-entry manifest:full-path="Pictures/10000001000006900000041A7C4D7F1140EDF56C.png" manifest:media-type="image/png"/>
  <manifest:file-entry manifest:full-path="Pictures/10000001000006900000041AFACC01976B281717.png" manifest:media-type="image/png"/>
  <manifest:file-entry manifest:full-path="Pictures/10000001000006900000041A4281F7D89184BF9C.png" manifest:media-type="image/png"/>
  <manifest:file-entry manifest:full-path="Pictures/10000001000006900000041A6FA062B4F943D3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char" svg:x="-2cm" svg:y="-2cm" svg:width="35.435cm" svg:height="22.147cm" draw:z-index="0"><draw:image xlink:href="Pictures/10000001000006900000041A6FA062B4F943D310.png" xlink:type="simple" xlink:show="embed" xlink:actuate="onLoad" draw:mime-type="image/png"/></draw:frame><draw:frame draw:style-name="fr2" draw:name="Изображение2" text:anchor-type="char" svg:x="-2cm" svg:y="12.061cm" svg:width="20.999cm" svg:height="13.166cm" draw:z-index="1"><draw:image xlink:href="Pictures/10000001000006900000041A4281F7D89184BF9C.png" xlink:type="simple" xlink:show="embed" xlink:actuate="onLoad" draw:mime-type="image/png"/></draw:frame></text:p>
      <text:p text:style-name="P1"><draw:frame draw:style-name="fr2" draw:name="Изображение3" text:anchor-type="char" svg:x="-1.875cm" svg:y="-1.693cm" svg:width="20.876cm" svg:height="13.363cm" draw:z-index="2"><draw:image xlink:href="Pictures/10000001000006900000041AFACC01976B281717.png" xlink:type="simple" xlink:show="embed" xlink:actuate="onLoad" draw:mime-type="image/png"/></draw:frame></text:p>
      <text:p text:style-name="Standard"/>
      <text:p text:style-name="Standard"><draw:frame draw:style-name="fr2" draw:name="Изображение4" text:anchor-type="char" svg:x="-2.168cm" svg:y="0cm" svg:width="21.001cm" svg:height="13.047cm" draw:z-index="3"><draw:image xlink:href="Pictures/10000001000006900000041A7C4D7F1140EDF56C.png" xlink:type="simple" xlink:show="embed" xlink:actuate="onLoad" draw:mime-type="image/png"/></draw:frame></text:p>
      <text:p text:style-name="Standard"><draw:frame draw:style-name="fr1" draw:name="Изображение5" text:anchor-type="char" svg:width="20.742cm" svg:height="13.681cm" draw:z-index="4"><draw:image xlink:href="Pictures/10000001000006900000041A03A2E26370973B75.png" xlink:type="simple" xlink:show="embed" xlink:actuate="onLoad" draw:mime-type="image/png"/></draw:frame><text:soft-page-break/></text:p>
      <text:p text:style-name="Standard"/>
      <text:p text:style-name="Standard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9T17:20:59.783152990</meta:creation-date>
    <dc:date>2023-06-19T17:43:44.845846363</dc:date>
    <meta:editing-duration>PT1M38S</meta:editing-duration>
    <meta:editing-cycles>1</meta:editing-cycles>
    <meta:document-statistic meta:table-count="0" meta:image-count="5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